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Πίνακας1" style:family="table">
      <style:table-properties style:width="6.6931in" table:align="margins"/>
    </style:style>
    <style:style style:name="Πίνακας1.A" style:family="table-column">
      <style:table-column-properties style:column-width="3.3465in" style:rel-column-width="32767*"/>
    </style:style>
    <style:style style:name="Πίνακας1.B" style:family="table-column">
      <style:table-column-properties style:column-width="3.3465in" style:rel-column-width="32768*"/>
    </style:style>
    <style:style style:name="Πίνακας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Πίνακας1.B1" style:family="table-cell">
      <style:table-cell-properties fo:padding="0.0382in" fo:border="0.0007in solid #000000"/>
    </style:style>
    <style:style style:name="Πίνακας1.A2" style:family="table-cell">
      <style:table-cell-properties fo:padding="0.0382in" fo:border-left="0.0007in solid #000000" fo:border-right="none" fo:border-top="none" fo:border-bottom="0.0007in solid #000000"/>
    </style:style>
    <style:style style:name="Πίνακας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{%=person.name%}</text:p>
          </table:table-cell>
          <table:table-cell table:style-name="Πίνακας1.B2" office:value-type="string">
            <text:p text:style-name="Table_20_Contents">{%=person.skill%}</text:p>
          </table:table-cell>
        </table:table-row>
      </table:table>
      <text:p text:style-name="Standard"><draw:frame draw:style-name="fr1" draw:name="Objeto1" text:anchor-type="paragraph" svg:x="0.0929in" svg:y="0.0547in" svg:width="6.2925in" svg:height="3.5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{% end %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Loja</meta:initial-creator>
    <meta:creation-date>2026-02-28T18:36:40</meta:creation-date>
    <dc:date>2026-02-28T22:53:02</dc:date>
    <dc:creator>Luiz Loja</dc:creator>
    <meta:editing-duration>PT5M8S</meta:editing-duration>
    <meta:editing-cycles>6</meta:editing-cycles>
    <meta:generator>OpenOffice/4.1.16$Unix OpenOffice.org_project/4116m3$Build-9816</meta:generator>
    <meta:document-statistic meta:table-count="1" meta:image-count="0" meta:object-count="1" meta:page-count="1" meta:paragraph-count="9" meta:word-count="23" meta:character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816cm" svg:y="3.713cm" style:legend-expansion="high" chart:style-name="ch2"/>
        <chart:plot-area chart:style-name="ch3" chart:data-source-has-labels="both" svg:x="0.769cm" svg:y="0.851cm" svg:width="12.409cm" svg:height="7.547cm">
          <chartooo:coordinate-region svg:x="1.408cm" svg:y="1.046cm" svg:width="11.77cm" svg:height="6.7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{%=person.name%}</text:p>
              </table:table-cell>
              <table:table-cell office:value-type="float" office:value="{%=person.col1%}">
                <text:p>{%=person.col1%}</text:p>
              </table:table-cell>
              <table:table-cell office:value-type="float" office:value="{%=person.col2%}">
                <text:p>{%=person.col2%}</text:p>
              </table:table-cell>
              <table:table-cell office:value-type="float" office:value="{%=person.col3%}">
                <text:p>{%=person.col3%}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